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officeooo:rsid="00057754" officeooo:paragraph-rsid="00057754"/>
    </style:style>
    <style:style style:name="P2" style:family="paragraph" style:parent-style-name="Preformatted_20_Text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Preformatted_20_Text">
      <style:text-properties style:font-name="Arial" fo:font-size="14pt" officeooo:rsid="00057754" officeooo:paragraph-rsid="00057754" style:font-size-asian="14pt" style:font-size-complex="14pt"/>
    </style:style>
    <style:style style:name="P4" style:family="paragraph" style:parent-style-name="Preformatted_20_Text">
      <style:text-properties style:font-name="Arial" officeooo:rsid="00071967" officeooo:paragraph-rsid="00071967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719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oose the best Neighborhood to live in Manhattan</text:p>
      <text:p text:style-name="P1"/>
      <text:p text:style-name="P3">Introduction</text:p>
      <text:p text:style-name="P1">Manhattan is the one of the most flourishing areas in the world. There are over 1,628,701 people living in the area of 87.0 km<text:span text:style-name="T1">2</text:span><text:span text:style-name="T2">. The density of Manhattan has reached alarmingly 26,821.6/km</text:span><text:span text:style-name="T1">2</text:span><text:span text:style-name="T2">. I choose it because of it is the most famous metropolis in the world. </text:span><text:span text:style-name="T3">There are total 40 neighborhoods in Manhattan. </text:span></text:p>
      <text:p text:style-name="P4"><text:span text:style-name="T3"/></text:p>
      <text:p text:style-name="P4"><text:span text:style-name="T2">If I am a young man with American Dream who want to live in Manhattan. I would choose a neighborhood with a moderate price and convenient venues. When we consider these two problems. We can create a map and information chart. 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新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1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0T13:53:22.548000000</dc:date>
    <meta:editing-duration>PT8M4S</meta:editing-duration>
    <meta:editing-cycles>1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4" meta:word-count="103" meta:character-count="595" meta:non-whitespace-character-count="494"/>
  </office:meta>
</office:document-meta>
</file>